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style="italic"/>
    </style:style>
    <style:style style:name="T2" style:family="text">
      <style:text-properties fo:font-style="italic" officeooo:rsid="000f1d3f"/>
    </style:style>
    <style:style style:name="T3" style:family="text">
      <style:text-properties fo:font-size="12pt"/>
    </style:style>
    <style:style style:name="T4" style:family="text">
      <style:text-properties fo:font-size="12pt" fo:font-style="italic"/>
    </style:style>
    <style:style style:name="T5" style:family="text">
      <style:text-properties officeooo:rsid="000f1d3f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Hume merupakan filsuf besar pertama dari era modern yang membuat filosofi <text:a xlink:type="simple" xlink:href="https://id.wikipedia.org/w/index.php?title=Naturalisme_(filosofi)&amp;action=edit&amp;redlink=1" text:style-name="Internet_20_link" text:visited-style-name="Visited_20_Internet_20_Link">naturalistis</text:a>. Filosofi ini sebagian mengandung penolakan atas prevalensi dalam konsepsi dari pikiran manusia merupakan miniatur dari kesadaran suci; sebuah pernyataan Edward Craig yang dimasukan dalam doktrin 'Image of God'.<text:bookmark text:name="cite_ref-4"/><text:a xlink:type="simple" xlink:href="https://id.wikipedia.org/wiki/David_Hume#cite_note-4" text:style-name="Internet_20_link" text:visited-style-name="Visited_20_Internet_20_Link">[4]</text:a> Doktrin ini diasosiasikan dengan kepercayaan dalam kekuatan akal manusia dan penglihatan dalam realitas, di mana kekuatan yang berisi seritikasi Tuhan. Skeptisme Hume datang dari penolakannya atas <text:span text:style-name="T1">ideal di dalam.</text:span></text:p>
      <text:p text:style-name="Standard"><text:span text:style-name="T1"/></text:p>
      <text:p text:style-name="Text_20_body"><text:span text:style-name="T4"><text:tab/>Immanuel Kant (1724-1804)</text:span><text:span text:style-name="T1"> </text:span><text:span text:style-name="T2">filsuf pada masa pencerahan yang menggunakan pemikiran john lock . Ia </text:span><text:span text:style-name="T4">hidup secara mekanis dan abstrak. Alur kehidupannya sangat teratur dan monoton. Hal ini merupakan bagian dari jejak hidup para humanis (literati)</text:span><text:span text:style-name="T1"> </text:span><text:span text:style-name="T3">Akan tetapi, ia dikenal sebagai seorang filsuf yang sangat hangat dan punya banyak teman</text:span> . <text:span text:style-name="T5">i</text:span><text:span text:style-name="T3">a seorang profesor di Koningsberg</text:span> . <text:span text:style-name="T3">Ia sangat berambisi sekali untuk menciptakan sebuah perubahan dalam bidang Filsafat yang disebutnya sebagai “revolusi copernican”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1:04:35.054106052</meta:creation-date>
    <dc:date>2019-03-22T11:14:50.808049122</dc:date>
    <meta:editing-duration>PT10M17S</meta:editing-duration>
    <meta:editing-cycles>1</meta:editing-cycles>
    <meta:document-statistic meta:table-count="0" meta:image-count="0" meta:object-count="0" meta:page-count="1" meta:paragraph-count="2" meta:word-count="141" meta:character-count="1015" meta:non-whitespace-character-count="874"/>
    <meta:generator>LibreOffice/6.0.3.2$Linux_x86 LibreOffice_project/00m0$Build-2</meta:generator>
  </office:meta>
</office:document-meta>
</file>